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title" style:list-style-name="L5">
      <style:graphic-properties draw:fill-color="#ffffff" draw:auto-grow-height="true" fo:min-height="3.006cm"/>
    </style:style>
    <style:style style:name="pr2" style:family="presentation" style:parent-style-name="lyt-cool-subtitle">
      <style:graphic-properties draw:fill-color="#ffffff" fo:min-height="11.341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 style:list-style-name="L6">
      <style:graphic-properties draw:fill-color="#ffffff" draw:auto-grow-height="true" fo:min-height="3.006cm"/>
    </style:style>
    <style:style style:name="pr5" style:family="presentation" style:parent-style-name="lyt-cool-outline1">
      <style:graphic-properties draw:fill-color="#ffffff" fo:min-height="11.341cm"/>
    </style:style>
    <style:style style:name="pr6" style:family="presentation" style:parent-style-name="lyt-cool-title" style:list-style-name="L6">
      <style:graphic-properties draw:fill-color="#ffffff" draw:auto-grow-height="true" fo:min-height="3.006cm"/>
    </style:style>
    <style:style style:name="pr7" style:family="presentation" style:parent-style-name="lyt-cool-title" style:list-style-name="L7">
      <style:graphic-properties draw:fill-color="#ffffff" draw:auto-grow-height="true" fo:min-height="3.006cm"/>
    </style:style>
    <style:style style:name="pr8" style:family="presentation" style:parent-style-name="lyt-cool-title" style:list-style-name="L7">
      <style:graphic-properties draw:fill-color="#ffffff" draw:auto-grow-height="true" fo:min-height="3.0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align="center" fo:text-indent="0cm"/>
      <style:text-properties fo:hyphenate="tru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.6cm" fo:margin-right="0cm" fo:text-indent="-0.6cm"/>
      <style:text-properties style:font-size-asian="27.3999996185303pt" fo:hyphenate="false"/>
    </style:style>
    <style:style style:name="P5" style:family="paragraph">
      <style:paragraph-properties fo:margin-left="0.6cm" fo:margin-right="0cm" fo:text-align="center" fo:text-indent="-1cm"/>
      <style:text-properties fo:hyphenate="true"/>
    </style:style>
    <style:style style:name="P6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7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8" style:family="paragraph">
      <style:paragraph-properties text:enable-numbering="true" fo:margin-left="1.2cm" fo:margin-right="0cm" fo:margin-top="0cm" fo:margin-bottom="0.5cm" fo:text-align="start" fo:text-indent="-0.9cm"/>
      <style:text-properties fo:hyphenate="tru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size-asian="27.3999996185303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cm" text:min-label-width="1.2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2" draw:layer="layout" svg:width="23.057cm" svg:height="3.006cm" svg:x="2cm" svg:y="0.5cm" presentation:class="title" presentation:user-transformed="true">
          <draw:text-box>
            <text:p text:style-name="P1">私の業績</text:p>
          </draw:text-box>
        </draw:frame>
        <draw:frame presentation:style-name="pr2" draw:text-style-name="P4" draw:layer="layout" svg:width="22.707cm" svg:height="11.341cm" svg:x="2.293cm" svg:y="4cm" presentation:class="subtitle" presentation:user-transformed="true">
          <draw:text-box>
            <text:p text:style-name="P3"><text:span text:style-name="T1">スクリレックス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概要" draw:style-name="dp1" draw:master-page-name="lyt-cool" presentation:presentation-page-layout-name="AL2T1" xml:id="id2" draw:id="id2">
        <office:forms form:automatic-focus="false" form:apply-design-mode="false"/>
        <draw:frame presentation:style-name="pr4" draw:text-style-name="P6" draw:layer="layout" svg:width="23.057cm" svg:height="3.006cm" svg:x="1.984cm" svg:y="0.672cm" presentation:class="title" presentation:user-transformed="true">
          <draw:text-box>
            <text:p text:style-name="P5">概要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7">ダブステップ（ブロステップ）の発明</text:p>
              </text:list-item>
              <text:list-item>
                <text:p text:style-name="P7">ＯＷＳＬＡ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2"/>
          <draw:frame presentation:style-name="pr3" draw:text-style-name="P1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長期目標" draw:style-name="dp1" draw:master-page-name="lyt-cool" presentation:presentation-page-layout-name="AL2T1" xml:id="id3" draw:id="id3">
        <office:forms form:automatic-focus="false" form:apply-design-mode="false"/>
        <draw:frame presentation:style-name="pr6" draw:text-style-name="P6" draw:layer="layout" svg:width="23.057cm" svg:height="3.006cm" svg:x="2cm" svg:y="0.994cm" presentation:class="title" presentation:user-transformed="true">
          <draw:text-box>
            <text:p text:style-name="P5">長期目標</text:p>
          </draw:text-box>
        </draw:frame>
        <draw:frame presentation:style-name="pr5" draw:text-style-name="P8" draw:layer="layout" svg:width="22.707cm" svg:height="11.341cm" svg:x="3cm" svg:y="5.159cm" presentation:class="outline" presentation:user-transformed="true">
          <draw:text-box>
            <text:list text:style-name="L3">
              <text:list-item>
                <text:p text:style-name="P7">ダブステップで世界の蚊を絶滅させる</text:p>
              </text:list-item>
              <text:list-item>
                <text:p text:style-name="P7">Ｓｅｒｕｍは使わない主義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3" draw:text-style-name="P1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現在状況" draw:style-name="dp1" draw:master-page-name="lyt-cool" presentation:presentation-page-layout-name="AL2T1" xml:id="id4" draw:id="id4">
        <office:forms form:automatic-focus="false" form:apply-design-mode="false"/>
        <draw:frame presentation:style-name="pr7" draw:text-style-name="P6" draw:layer="layout" svg:width="23.057cm" svg:height="3.006cm" svg:x="1.984cm" svg:y="0.672cm" presentation:class="title" presentation:user-transformed="true">
          <draw:text-box>
            <text:p text:style-name="P5">現在状況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>
            <text:list text:style-name="L4">
              <text:list-item>
                <text:p text:style-name="P1">ダブステップがオワコン化してきて、ミッドテンポのベースハウスっぽい奴作りがち</text:p>
              </text:list-item>
              <text:list-item>
                <text:p text:style-name="P1"/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3" draw:text-style-name="P1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現在までの発展" draw:style-name="dp1" draw:master-page-name="lyt-cool" presentation:presentation-page-layout-name="AL2T1" xml:id="id5" draw:id="id5">
        <office:forms form:automatic-focus="false" form:apply-design-mode="false"/>
        <draw:frame presentation:style-name="pr8" draw:text-style-name="P6" draw:layer="layout" svg:width="23.057cm" svg:height="3.006cm" svg:x="1.984cm" svg:y="0.672cm" presentation:class="title" presentation:user-transformed="true">
          <draw:text-box>
            <text:p text:style-name="P5">現在までの発展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7">プリセットがインターネットで大量に出回ることでだれでも音が扱えるようになった</text:p>
              </text:list-item>
              <text:list-item>
                <text:p text:style-name="P7">Zomboyは友達</text:p>
              </text:list-item>
              <text:list-item>
                <text:p text:style-name="P7">最近プロアクティブを使い始めたので肌がきれいになった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5"/>
          <draw:frame presentation:style-name="pr3" draw:text-style-name="P1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ja" fo:country="JP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ja" style:country-complex="JP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6.80000019073486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Fett Kursiv" style:font-family-generic-asian="modern" style:font-pitch-asian="fixed" style:font-size-asian="40pt" style:language-asian="ja" style:country-asian="JP" style:font-style-asian="italic" style:font-weight-asian="bold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IPAPGothic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3.5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5.80000019073486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587cm"/>
      <style:text-properties fo:font-size="20.6000003814697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44cm"/>
      <style:text-properties fo:font-size="17.7000007629395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44cm"/>
      <style:text-properties fo:font-size="14.6999998092651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44cm"/>
      <style:text-properties fo:font-size="14.6999998092651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44cm"/>
      <style:text-properties fo:font-size="14.6999998092651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44cm"/>
      <style:text-properties fo:font-size="14.6999998092651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44cm"/>
      <style:text-properties fo:font-size="14.6999998092651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44cm"/>
      <style:text-properties fo:font-size="14.6999998092651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HG-MinchoL-Sun" style:font-style-name="Standard" style:font-family-generic="modern" style:font-pitch="fixed" fo:font-size="6.80000019073486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HG-MinchoL-Sun" style:font-style-name="Fett" style:font-family-generic="modern" style:font-pitch="fixed" fo:font-size="32.2999992370605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 style:font-size-complex="5.80000019073486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opacity-name="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9.921cm" svg:height="6.614cm" svg:x="3.206cm" svg:y="2.94cm" draw:page-number="1"/>
      <draw:page-thumbnail draw:layer="backgroundobjects" svg:width="9.921cm" svg:height="6.614cm" svg:x="16.571cm" svg:y="2.94cm"/>
      <draw:page-thumbnail draw:layer="backgroundobjects" svg:width="9.921cm" svg:height="6.614cm" svg:x="3.206cm" svg:y="11.445cm"/>
      <draw:page-thumbnail draw:layer="backgroundobjects" svg:width="9.921cm" svg:height="6.614cm" svg:x="16.571cm" svg:y="11.445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057cm" svg:height="3.005cm" svg:x="1.984cm" svg:y="0.672cm" presentation:class="title" presentation:placeholder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>
        <draw:text-box/>
      </draw:frame>
      <draw:rect draw:style-name="Mgr1" draw:text-style-name="MP1" draw:layer="backgroundobjects" svg:width="25.058cm" svg:height="0.23cm" svg:x="1.941cm" svg:y="16.849cm">
        <text:p/>
      </draw:rect>
      <draw:rect draw:style-name="Mgr1" draw:text-style-name="MP1" draw:layer="backgroundobjects" svg:width="21.675cm" svg:height="0.23cm" svg:x="5.323cm" svg:y="17.355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" style:page-layout-name="PM1" draw:style-name="Mdp2">
      <office:forms form:automatic-focus="false" form:apply-design-mode="false"/>
      <draw:frame presentation:style-name="標準-title" draw:layer="backgroundobjects" svg:width="24.299cm" svg:height="3.005cm" svg:x="1.35cm" svg:y="0.717cm" presentation:class="title" presentation:placeholder="true">
        <draw:text-box/>
      </draw:frame>
      <draw:frame presentation:style-name="標準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2" draw:layer="backgroundobjects" svg:width="6.29cm" svg:height="1.241cm" svg:x="1.35cm" svg:y="16.398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29cm" svg:height="1.241cm" svg:x="19.359cm" svg:y="16.398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  <style:master-page style:name="lyt-cool" style:page-layout-name="PM1" draw:style-name="Mdp3">
      <office:forms form:automatic-focus="false" form:apply-design-mode="false"/>
      <draw:rect presentation:style-name="Mpr4" draw:text-style-name="MP1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1cm"/>
      </draw:frame>
      <draw:rect presentation:style-name="Mpr5" draw:text-style-name="MP1" draw:layer="backgroundobjects" svg:width="0.486cm" svg:height="2.186cm" svg:x="0.001cm" svg:y="0.001cm">
        <text:p/>
      </draw:rect>
      <draw:rect presentation:style-name="Mpr5" draw:text-style-name="MP1" draw:layer="backgroundobjects" svg:width="0.486cm" svg:height="2.186cm" svg:x="0.001cm" svg:y="5.67cm">
        <text:p/>
      </draw:rect>
      <draw:rect presentation:style-name="Mpr5" draw:text-style-name="MP1" draw:layer="backgroundobjects" svg:width="0.486cm" svg:height="2.186cm" svg:x="0.001cm" svg:y="2.782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Solaris_x86 OpenOffice.org_project/330m20$Build-9567</meta:generator>
    <meta:creation-date>2006-02-28T08:12:31</meta:creation-date>
    <dc:creator>Ｏｋｕｄａ Ryoma</dc:creator>
    <dc:date>2019-06-03T10:55:06</dc:date>
    <dc:language>ja-JP</dc:language>
    <meta:editing-cycles>10</meta:editing-cycles>
    <meta:editing-duration>PT2H40M20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